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5-31T14:21:39.809472936</dc:date>
    <meta:editing-duration>PT2M18S</meta:editing-duration>
    <meta:editing-cycles>13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1.47">
                <text:p>-1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.41">
                <text:p>-1.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0899999999999999">
                <text:p>-0.0899999999999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0600000000000001">
                <text:p>-0.060000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0600000000000001">
                <text:p>0.060000000000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0900000000000001">
                <text:p>0.0900000000000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